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2c7" officeooo:paragraph-rsid="000052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(R) Optimized LINPACK Benchmark data</text:p>
      <text:p text:style-name="P1"/>
      <text:p text:style-name="P1">Current date/time: Mon Mar 13 19:51:48 2017</text:p>
      <text:p text:style-name="P1"/>
      <text:p text:style-name="P1">CPU frequency: 2.693 GHz</text:p>
      <text:p text:style-name="P1">Number of CPUs: 1</text:p>
      <text:p text:style-name="P1">Number of cores: 2</text:p>
      <text:p text:style-name="P1">Number of threads: 2</text:p>
      <text:p text:style-name="P1"/>
      <text:p text:style-name="P1">Parameters are set to:</text:p>
      <text:p text:style-name="P1"/>
      <text:p text:style-name="P1">Number of tests: 15</text:p>
      <text:p text:style-name="P1">Number of equations to solve (problem size) : 1000 <text:s/>2000 <text:s/>5000 <text:s/>10000 15000 18000 20000 22000 25000 26000 27000 30000 35000 40000 45000</text:p>
      <text:p text:style-name="P1">Leading dimension of array : 1000 <text:s/>2000 <text:s/>5008 <text:s/>10000 15000 18008 20016 22008 25000 26000 27000 30000 35000 40000 45000</text:p>
      <text:p text:style-name="P1">Number of trials to run <text:s text:c="20"/>: 4 <text:s text:c="4"/>2 <text:s text:c="4"/>2 <text:s text:c="4"/>2 <text:s text:c="4"/>2 <text:s text:c="4"/>2 <text:s text:c="4"/>2 <text:s text:c="4"/>2 <text:s text:c="4"/>2 <text:s text:c="4"/>2 <text:s text:c="4"/>1 <text:s text:c="4"/>1 <text:s text:c="4"/>1 <text:s text:c="4"/>1 <text:s text:c="4"/>1 <text:s text:c="3"/></text:p>
      <text:p text:style-name="P1">Data alignment value (in Kbytes) <text:s text:c="4"/>: 4 <text:s text:c="4"/>4 <text:s text:c="4"/>4 <text:s text:c="4"/>4 <text:s text:c="4"/>4 <text:s text:c="4"/>4 <text:s text:c="4"/>4 <text:s text:c="4"/>4 <text:s text:c="4"/>4 <text:s text:c="4"/>4 <text:s text:c="4"/>4 <text:s text:c="4"/>1 <text:s text:c="4"/>1 <text:s text:c="4"/>1 <text:s text:c="4"/>1 <text:s text:c="3"/></text:p>
      <text:p text:style-name="P1"/>
      <text:p text:style-name="P1">Maximum memory requested that can be used=9800701024, at the size=35000</text:p>
      <text:p text:style-name="P1"/>
      <text:p text:style-name="P1"><text:s text:c="29"/>Timing linear equation system solver</text:p>
      <text:p text:style-name="P1"/>
      <text:p text:style-name="P1">Size <text:s text:c="2"/>LDA <text:s text:c="3"/>Align. Time(s) <text:s text:c="3"/>GFlops <text:s text:c="2"/>Residual <text:s text:c="4"/>Residual(norm) Check</text:p>
      <text:p text:style-name="P1">1000 <text:s text:c="2"/>1000 <text:s text:c="2"/>4 <text:s text:c="5"/>0.035 <text:s text:c="6"/>19.1655 <text:s/>9.394430e-13 3.203742e-02 <text:s text:c="2"/>pass</text:p>
      <text:p text:style-name="P1">1000 <text:s text:c="2"/>1000 <text:s text:c="2"/>4 <text:s text:c="5"/>0.026 <text:s text:c="6"/>25.5350 <text:s/>9.394430e-13 3.203742e-02 <text:s text:c="2"/>pass</text:p>
      <text:p text:style-name="P1">1000 <text:s text:c="2"/>1000 <text:s text:c="2"/>4 <text:s text:c="5"/>0.033 <text:s text:c="6"/>20.3270 <text:s/>9.394430e-13 3.203742e-02 <text:s text:c="2"/>pass</text:p>
      <text:p text:style-name="P1">1000 <text:s text:c="2"/>1000 <text:s text:c="2"/>4 <text:s text:c="5"/>0.025 <text:s text:c="6"/>26.3564 <text:s/>9.394430e-13 3.203742e-02 <text:s text:c="2"/>pass</text:p>
      <text:p text:style-name="P1">2000 <text:s text:c="2"/>2000 <text:s text:c="2"/>4 <text:s text:c="5"/>0.109 <text:s text:c="6"/>48.9256 <text:s/>4.085732e-12 3.554086e-02 <text:s text:c="2"/>pass</text:p>
      <text:p text:style-name="P1">2000 <text:s text:c="2"/>2000 <text:s text:c="2"/>4 <text:s text:c="5"/>0.109 <text:s text:c="6"/>48.9801 <text:s/>4.085732e-12 3.554086e-02 <text:s text:c="2"/>pass</text:p>
      <text:p text:style-name="P1">5000 <text:s text:c="2"/>5008 <text:s text:c="2"/>4 <text:s text:c="5"/>1.403 <text:s text:c="6"/>59.4365 <text:s/>2.368622e-11 3.302852e-02 <text:s text:c="2"/>pass</text:p>
      <text:p text:style-name="P1">5000 <text:s text:c="2"/>5008 <text:s text:c="2"/>4 <text:s text:c="5"/>1.494 <text:s text:c="6"/>55.8223 <text:s/>2.368622e-11 3.302852e-02 <text:s text:c="2"/>pass</text:p>
      <text:p text:style-name="P1">10000 <text:s/>10000 <text:s/>4 <text:s text:c="5"/>10.593 <text:s text:c="4"/>62.9516 <text:s/>9.899764e-11 3.490757e-02 <text:s text:c="2"/>pass</text:p>
      <text:p text:style-name="P1">10000 <text:s/>10000 <text:s/>4 <text:s text:c="5"/>10.397 <text:s text:c="4"/>64.1415 <text:s/>9.899764e-11 3.490757e-02 <text:s text:c="2"/>pass</text:p>
      <text:p text:style-name="P1">15000 <text:s/>15000 <text:s/>4 <text:s text:c="5"/>36.183 <text:s text:c="4"/>62.1968 <text:s/>2.271511e-10 3.577668e-02 <text:s text:c="2"/>pass</text:p>
      <text:p text:style-name="P1">15000 <text:s/>15000 <text:s/>4 <text:s text:c="5"/>37.476 <text:s text:c="4"/>60.0503 <text:s/>2.271511e-10 3.577668e-02 <text:s text:c="2"/>pass</text:p>
      <text:p text:style-name="P1">18000 <text:s/>18008 <text:s/>4 <text:s text:c="5"/>64.952 <text:s text:c="4"/>59.8700 <text:s/>3.396281e-10 3.719345e-02 <text:s text:c="2"/>pass</text:p>
      <text:p text:style-name="P1">18000 <text:s/>18008 <text:s/>4 <text:s text:c="5"/>64.689 <text:s text:c="4"/>60.1131 <text:s/>3.396281e-10 3.719345e-02 <text:s text:c="2"/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9:59:17.072567433</meta:creation-date>
    <dc:date>2017-03-13T20:02:16.374767205</dc:date>
    <meta:editing-duration>PT2M59S</meta:editing-duration>
    <meta:editing-cycles>1</meta:editing-cycles>
    <meta:document-statistic meta:table-count="0" meta:image-count="0" meta:object-count="0" meta:page-count="1" meta:paragraph-count="29" meta:word-count="256" meta:character-count="1960" meta:non-whitespace-character-count="1312"/>
    <meta:generator>LibreOffice/5.2.2.2$Linux_X86_64 LibreOffice_project/20m0$Build-2</meta:generator>
  </office:meta>
</office:document-meta>
</file>